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70fa9" officeooo:paragraph-rsid="00170fa9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2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1d4354" officeooo:paragraph-rsid="001d43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8c401" officeooo:paragraph-rsid="0018c40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dac63" officeooo:paragraph-rsid="001dac6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7ed6" officeooo:paragraph-rsid="00197ed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99631" officeooo:paragraph-rsid="0019963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354" officeooo:paragraph-rsid="001d43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ed6" officeooo:paragraph-rsid="00197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9631" officeooo:paragraph-rsid="0019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c63" officeooo:paragraph-rsid="001dac6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fee" officeooo:paragraph-rsid="001fbfee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kills Required for a Web Developer</text:p>
          </table:table-cell>
          <table:table-cell table:style-name="Table1.B1" office:value-type="string">
            <text:p text:style-name="P3">Actions to Attain those skills</text:p>
          </table:table-cell>
        </table:table-row>
        <table:table-row table:style-name="Table1.1">
          <table:table-cell table:style-name="Table1.A2" office:value-type="string">
            <text:p text:style-name="P4">Git</text:p>
          </table:table-cell>
          <table:table-cell table:style-name="Table1.B2" office:value-type="string">
            <text:list xml:id="list158089212" text:style-name="L1">
              <text:list-item>
                <text:p text:style-name="P9">Read Git Documentation</text:p>
              </text:list-item>
              <text:list-item>
                <text:p text:style-name="P9">Try out different things in Git as you learn</text:p>
              </text:list-item>
            </text:list>
          </table:table-cell>
        </table:table-row>
        <table:table-row table:style-name="TableLine1329059559504">
          <table:table-cell table:style-name="Table1.A2" office:value-type="string">
            <text:p text:style-name="P7">HTML</text:p>
          </table:table-cell>
          <table:table-cell table:style-name="Table1.B2" office:value-type="string">
            <text:list xml:id="list1392101715" text:style-name="L2">
              <text:list-item>
                <text:p text:style-name="P10">Understand what HTML is</text:p>
              </text:list-item>
              <text:list-item>
                <text:p text:style-name="P10">Learn the important tags</text:p>
              </text:list-item>
              <text:list-item>
                <text:p text:style-name="P15">Structure</text:p>
              </text:list-item>
              <text:list-item>
                <text:p text:style-name="P18">Learn the syntax and how to integrate with CSS and JavaScript</text:p>
              </text:list-item>
              <text:list-item>
                <text:p text:style-name="P19">Semantics are important for SEO</text:p>
              </text:list-item>
            </text:list>
          </table:table-cell>
        </table:table-row>
        <table:table-row table:style-name="TableLine1329059567280">
          <table:table-cell table:style-name="Table1.A2" office:value-type="string">
            <text:p text:style-name="P7">browser-sync</text:p>
          </table:table-cell>
          <table:table-cell table:style-name="Table1.B2" office:value-type="string">
            <text:list xml:id="list1341566590" text:style-name="L3">
              <text:list-item>
                <text:p text:style-name="P13">Developer tool that let’s you run a server with multiple op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8">Stack Overflow</text:p>
            <text:p text:style-name="P5"/>
          </table:table-cell>
          <table:table-cell table:style-name="Table1.B2" office:value-type="string">
            <text:list xml:id="list3710786276" text:style-name="L4">
              <text:list-item>
                <text:p text:style-name="P14">Utilize this resource to get ask questions and learn new things. Understand how to ask proper questions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6">CSS</text:p>
          </table:table-cell>
          <table:table-cell table:style-name="Table1.B2" office:value-type="string">
            <text:list xml:id="list1540541302" text:style-name="L5">
              <text:list-item>
                <text:p text:style-name="P16">Style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Line1329059574768">
          <table:table-cell table:style-name="Table1.A2" office:value-type="string">
            <text:p text:style-name="P6">JavaScript</text:p>
          </table:table-cell>
          <table:table-cell table:style-name="Table1.B7" office:value-type="string">
            <text:list xml:id="list2951020775" text:style-name="L6">
              <text:list-item>
                <text:p text:style-name="P17">Behaviour</text:p>
              </text:list-item>
              <text:list-item>
                <text:p text:style-name="P12"/>
              </text:list-item>
            </text:list>
          </table:table-cell>
        </table:table-row>
        <table:table-row table:style-name="TableLine1329059567568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1329059567856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  <table:table-row table:style-name="TableLine1329059560368">
          <table:table-cell table:style-name="Table1.A2" office:value-type="string">
            <text:p text:style-name="P5"/>
          </table:table-cell>
          <table:table-cell table:style-name="Table1.B8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1:40:54.003000000</dc:date>
    <meta:editing-duration>PT1H1M45S</meta:editing-duration>
    <meta:editing-cycles>7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1" meta:word-count="98" meta:character-count="521" meta:non-whitespace-character-count="455"/>
  </office:meta>
</office:document-meta>
</file>